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2.0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40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3"/>
        <table:table-column table:style-name="co6" table:default-cell-style-name="ce3"/>
        <table:table-column table:style-name="co5" table:default-cell-style-name="ce3"/>
        <table:table-column table:style-name="co5" table:default-cell-style-name="ce2"/>
        <table:table-column table:style-name="co5" table:default-cell-style-name="ce3"/>
        <table:table-column table:style-name="co5" table:default-cell-style-name="ce2"/>
        <table:table-column table:style-name="co5" table:number-columns-repeated="4" table:default-cell-style-name="ce3"/>
        <table:table-row table:style-name="ro1">
          <table:table-cell table:style-name="ce1" office:value-type="string">
            <text:p>id </text:p>
          </table:table-cell>
          <table:table-cell table:style-name="ce1" office:value-type="string">
            <text:p>article </text:p>
          </table:table-cell>
          <table:table-cell table:style-name="ce1" office:value-type="string">
            <text:p>code </text:p>
          </table:table-cell>
          <table:table-cell table:style-name="ce1" office:value-type="string">
            <text:p>position </text:p>
          </table:table-cell>
          <table:table-cell table:style-name="ce1" office:value-type="string">
            <text:p>name </text:p>
          </table:table-cell>
          <table:table-cell table:style-name="ce1" office:value-type="string">
            <text:p>manufacturer </text:p>
          </table:table-cell>
          <table:table-cell table:style-name="ce1" office:value-type="string">
            <text:p>season </text:p>
          </table:table-cell>
          <table:table-cell table:style-name="ce1" office:value-type="string">
            <text:p>image </text:p>
          </table:table-cell>
          <table:table-cell table:style-name="ce1" office:value-type="string">
            <text:p>structure 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promotion </text:p>
          </table:table-cell>
          <table:table-cell table:style-name="ce1" office:value-type="string">
            <text:p>reserve </text:p>
          </table:table-cell>
          <table:table-cell table:style-name="ce1" office:value-type="string">
            <text:p>price </text:p>
          </table:table-cell>
          <table:table-cell table:style-name="ce1" office:value-type="string">
            <text:p>popularity </text:p>
          </table:table-cell>
          <table:table-cell table:style-name="ce1" office:value-type="string">
            <text:p>note </text:p>
          </table:table-cell>
          <table:table-cell table:style-name="ce1" office:value-type="string">
            <text:p>timestamp </text:p>
          </table:table-cell>
          <table:table-cell table:style-name="ce1" office:value-type="string">
            <text:p>modtime </text:p>
          </table:table-cell>
          <table:table-cell table:style-name="ce1" office:value-type="string">
            <text:p>accepted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A0011 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string">
            <text:p>Платье для беременных Fay </text:p>
          </table:table-cell>
          <table:table-cell office:value-type="string">
            <text:p>ТМ Feminelle (Украина) </text:p>
          </table:table-cell>
          <table:table-cell office:value-type="string">
            <text:p>  </text:p>
          </table:table-cell>
          <table:table-cell office:value-type="string">
            <text:p>product_title_pictures/554e0bc05ea4a.jpg </text:p>
          </table:table-cell>
          <table:table-cell office:value-type="string">
            <text:p>вискоза 100%. </text:p>
          </table:table-cell>
          <table:table-cell office:value-type="string">
            <text:p>В длинном платье для беременных модница будет выглядеть женственно и романтично, ведь такое платье воздушно и соблазнительно. Это платье не требует каких-либо ярких аксессуаров. Крой с завышенной талией позволяет носить платье и после беременности. </text:p>
          </table:table-cell>
          <table:table-cell office:value-type="string">
            <text:p>  </text:p>
          </table:table-cell>
          <table:table-cell office:value-type="float" office:value="20">
            <text:p>2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string">
            <text:p>  </text:p>
          </table:table-cell>
          <table:table-cell office:value-type="string">
            <text:p>2015-05-27 09:41:21.764638 </text:p>
          </table:table-cell>
          <table:table-cell office:value-type="string">
            <text:p>2015-05-27 10:08:24.599457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1401192">
            <text:p>31401192</text:p>
          </table:table-cell>
          <table:table-cell office:value-type="float" office:value="124">
            <text:p>124</text:p>
          </table:table-cell>
          <table:table-cell office:value-type="float" office:value="6">
            <text:p>6</text:p>
          </table:table-cell>
          <table:table-cell office:value-type="string">
            <text:p>Длинный сарафан для беременных </text:p>
          </table:table-cell>
          <table:table-cell office:value-type="string">
            <text:p>ТМ Feminelle (Украина) </text:p>
          </table:table-cell>
          <table:table-cell office:value-type="string">
            <text:p>весна-лето </text:p>
          </table:table-cell>
          <table:table-cell office:value-type="string">
            <text:p>product_title_pictures/5548cdccdf5c5.jpg </text:p>
          </table:table-cell>
          <table:table-cell office:value-type="string">
            <text:p>вискоза 100%. </text:p>
          </table:table-cell>
          <table:table-cell office:value-type="string">
            <text:p>Длинный сарафан для беременных с крупным купонным рисунком стильное и модное решение для лета. На спинке резинка для лучшей посадки по фигуре. Легкая струящаяся ткань, красивый цвет с интересным орнаментом. </text:p>
          </table:table-cell>
          <table:table-cell office:value-type="string">
            <text:p>  </text:p>
          </table:table-cell>
          <table:table-cell office:value-type="float" office:value="11">
            <text:p>11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string">
            <text:p>  </text:p>
          </table:table-cell>
          <table:table-cell office:value-type="string">
            <text:p>2015-05-27 09:51:55.321591 </text:p>
          </table:table-cell>
          <table:table-cell office:value-type="string">
            <text:p>2015-05-27 10:04:40.542818 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1204050">
            <text:p>312040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Куртка для беременных Anush капучино </text:p>
          </table:table-cell>
          <table:table-cell office:value-type="string">
            <text:p>ТМ Feminelle (Украина) </text:p>
          </table:table-cell>
          <table:table-cell office:value-type="string">
            <text:p>осень-весна </text:p>
          </table:table-cell>
          <table:table-cell office:value-type="string">
            <text:p>product_title_pictures/54faf718581bf.jpg </text:p>
          </table:table-cell>
          <table:table-cell office:value-type="string">
            <text:p>полиестер, эластан </text:p>
          </table:table-cell>
          <table:table-cell office:value-type="string">
            <text:p>Короткая весенняя куртка для беременных из стеганной пащевки. Жакет бомбер модного фасона с косой застежкой, интересная подкладка в клетку, крой до пояса не стисняет движений. </text:p>
          </table:table-cell>
          <table:table-cell office:value-type="string">
            <text:p>  </text:p>
          </table:table-cell>
          <table:table-cell office:value-type="float" office:value="22">
            <text:p>22</text:p>
          </table:table-cell>
          <table:table-cell office:value-type="float" office:value="750">
            <text:p>750</text:p>
          </table:table-cell>
          <table:table-cell office:value-type="float" office:value="12">
            <text:p>12</text:p>
          </table:table-cell>
          <table:table-cell office:value-type="string">
            <text:p>  </text:p>
          </table:table-cell>
          <table:table-cell office:value-type="string">
            <text:p>2015-05-27 10:16:41.439077 </text:p>
          </table:table-cell>
          <table:table-cell office:value-type="string">
            <text:p>2015-05-27 10:16:41.439113 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1204047">
            <text:p>31204047</text:p>
          </table:table-cell>
          <table:table-cell table:style-name="ce4" office:value-type="string">
            <text:p>NULL </text:p>
          </table:table-cell>
          <table:table-cell office:value-type="float" office:value="1">
            <text:p>1</text:p>
          </table:table-cell>
          <table:table-cell office:value-type="string">
            <text:p>Пальто для беременных Polly розовое </text:p>
          </table:table-cell>
          <table:table-cell office:value-type="string">
            <text:p>feminelle </text:p>
          </table:table-cell>
          <table:table-cell office:value-type="string">
            <text:p>  </text:p>
          </table:table-cell>
          <table:table-cell office:value-type="string">
            <text:p>product_title_pictures/54dae75c735e3.jpg </text:p>
          </table:table-cell>
          <table:table-cell office:value-type="string">
            <text:p>шерсть, акрил </text:p>
          </table:table-cell>
          <table:table-cell office:value-type="string">
            <text:p>Яркое демисезонное полупальто для беременных. А-образный крой делает эту модель универсальной для ношения как на всех сроках беременности, так и после рождения малыша. Мягкая ткань с шерстью, яркий цвет- все для стильной и красивой беременности. </text:p>
          </table:table-cell>
          <table:table-cell office:value-type="string">
            <text:p>  </text:p>
          </table:table-cell>
          <table:table-cell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office:value-type="string">
            <text:p>  </text:p>
          </table:table-cell>
          <table:table-cell office:value-type="string">
            <text:p>2015-05-27 10:26:56.301637 </text:p>
          </table:table-cell>
          <table:table-cell office:value-type="string">
            <text:p>2015-05-27 10:26:56.301674 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float" office:value="31204044">
            <text:p>3120404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Пончо для беременных </text:p>
          </table:table-cell>
          <table:table-cell office:value-type="string">
            <text:p>ТМ Feminelle (Украина) </text:p>
          </table:table-cell>
          <table:table-cell office:value-type="string">
            <text:p>осень-весна </text:p>
          </table:table-cell>
          <table:table-cell office:value-type="string">
            <text:p>product_title_pictures/54e06088ae21d.jpg </text:p>
          </table:table-cell>
          <table:table-cell office:value-type="string">
            <text:p>шерсть 100% </text:p>
          </table:table-cell>
          <table:table-cell office:value-type="string">
            <text:p>Пончо – универсальный предмет гардероба для женщин с любым типом фигуры. Благодаря особенностям покроя это практически идеальный вариант одежды для будущих мам. Удобное пончо также понравиться дамам, которые проводят много времени за рулем автомобиля и всем, кто ведет активный образ жизни, ведь такая одежда согревает, не сковывая движений. </text:p>
          </table:table-cell>
          <table:table-cell office:value-type="string">
            <text:p>  </text:p>
          </table:table-cell>
          <table:table-cell office:value-type="float" office:value="17">
            <text:p>17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string">
            <text:p>  </text:p>
          </table:table-cell>
          <table:table-cell office:value-type="string">
            <text:p>2015-05-27 10:33:06.286535 </text:p>
          </table:table-cell>
          <table:table-cell office:value-type="string">
            <text:p>2015-05-27 10:33:06.286572 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31203073">
            <text:p>312030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Блуза для беременных Nexus </text:p>
          </table:table-cell>
          <table:table-cell office:value-type="string">
            <text:p>ТМ Feminelle (Украина) </text:p>
          </table:table-cell>
          <table:table-cell office:value-type="string">
            <text:p>  </text:p>
          </table:table-cell>
          <table:table-cell office:value-type="string">
            <text:p>product_title_pictures/54e06810dba43.jpg </text:p>
          </table:table-cell>
          <table:table-cell office:value-type="string">
            <text:p>Вискоза 97%, эластан 3% </text:p>
          </table:table-cell>
          <table:table-cell office:value-type="string">
            <text:p>Интересная блуза-туника для беременных с эффектом двойки. Благодаря крою со складочками от груди туника подходит для ношения на всех сроках беременности. Горловина-стойка, длинный рукав, сочетание черного, серого и бежевого цветов- универсальная блуза в вашем "беременном" гардеробе. Составит стильный комплект с узкими суперстрейчивыми брюками. </text:p>
          </table:table-cell>
          <table:table-cell office:value-type="string">
            <text:p>Скидка 30% 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Блуза для беременных Nexus </text:p>
          </table:table-cell>
          <table:table-cell office:value-type="string">
            <text:p>2015-05-27 11:30:34.344897 </text:p>
          </table:table-cell>
          <table:table-cell office:value-type="string">
            <text:p>2015-05-27 11:31:19.856523 </text:p>
          </table:table-cell>
          <table:table-cell office:value-type="float" office:value="1">
            <text:p>1</text:p>
          </table:table-cell>
        </table:table-row>
      </table:table>
      <table:table table:name="Лист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.05.2015</text:date>, <text:time>23:06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еоргий Гаркавенко</meta:initial-creator>
    <meta:creation-date>2015-05-28T23:04:07</meta:creation-date>
    <dc:date>2015-05-28T23:06:08</dc:date>
    <dc:creator>Георгий Гаркавенко</dc:creator>
    <meta:editing-duration>PT2M2S</meta:editing-duration>
    <meta:editing-cycles>1</meta:editing-cycles>
    <meta:document-statistic meta:table-count="3" meta:cell-count="126" meta:object-count="0"/>
    <meta:generator>OpenOffice/4.1.0$Linux OpenOffice.org_project/410m18$Build-9764</meta:generator>
  </office:meta>
</office:document-meta>
</file>